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ebdings" svg:font-family="Webdings" style:font-charset="x-symbol"/>
    <style:font-face style:name="LucidaSansUnicode" svg:font-family="LucidaSansUnicode"/>
    <style:font-face style:name="SymbolMT" svg:font-family="SymbolMT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T1" style:family="text">
      <style:text-properties fo:font-variant="normal" fo:text-transform="none" fo:color="#000000"/>
    </style:style>
    <style:style style:name="T2" style:family="text">
      <style:text-properties fo:font-variant="normal" fo:text-transform="none" fo:color="#000000" style:font-name="SymbolMT" fo:font-size="5pt" fo:font-style="normal"/>
    </style:style>
    <style:style style:name="T3" style:family="text">
      <style:text-properties fo:font-variant="normal" fo:text-transform="none" fo:color="#000000" style:font-name="LucidaSansUnicode" fo:font-size="7pt" fo:font-style="normal"/>
    </style:style>
    <style:style style:name="T4" style:family="text">
      <style:text-properties fo:font-variant="normal" fo:text-transform="none" fo:color="#000000" style:font-name="Webdings" fo:font-size="7pt" fo:font-style="normal"/>
    </style:style>
    <style:style style:name="T5" style:family="text">
      <style:text-properties fo:font-variant="normal" fo:text-transform="none" fo:color="#000000" fo:font-size="5pt" fo:font-style="normal"/>
    </style:style>
    <style:style style:name="T6" style:family="text">
      <style:text-properties fo:font-variant="normal" fo:text-transform="none" fo:color="#000000" fo:font-size="7pt" fo:font-style="normal"/>
    </style:style>
    <style:style style:name="T7" style:family="text">
      <style:text-properties fo:font-variant="normal" fo:text-transform="none" fo:color="#2a547d" style:font-name="SymbolMT" fo:font-size="5pt" fo:font-style="normal"/>
    </style:style>
    <style:style style:name="T8" style:family="text">
      <style:text-properties fo:font-variant="normal" fo:text-transform="none" fo:color="#2a547d" style:font-name="Webdings" fo:font-size="7pt" fo:font-style="normal"/>
    </style:style>
    <style:style style:name="T9" style:family="text">
      <style:text-properties fo:font-variant="normal" fo:text-transform="none" fo:color="#2a547d" fo:font-size="5pt" fo:font-style="normal"/>
    </style:style>
    <style:style style:name="T10" style:family="text">
      <style:text-properties fo:font-variant="normal" fo:text-transform="none" fo:color="#2a547d" fo:font-size="7pt" fo:font-style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ata set<text:line-break/><text:span text:style-name="T1"> </text:span><text:span text:style-name="T5">How does the data set influence the performance of the<text:line-break/>classification system?</text:span><text:span text:style-name="T6"><text:line-break/> </text:span><text:span text:style-name="T5">Note that some additional digits (not perfect) should be<text:line-break/>included into the data set. The classification system should be<text:line-break/>able to classify perfect digits but also imperfect digits.</text:span></text:p>
      <text:p text:style-name="P1"><text:span text:style-name="T5"><text:line-break/></text:span><text:span text:style-name="T9"> </text:span><text:span text:style-name="T10">2. Neural network architecture<text:line-break/></text:span><text:span text:style-name="T6"> </text:span><text:span text:style-name="T5">Which architecture provides better results: only the classifier or<text:line-break/>the associative memory+classifier ?<text:line-break/> Which is the best activation function: hardlim, linear or logsig?<text:line-break/> Does the Hebb rule perform well ?<text:line-break/></text:span><text:span text:style-name="T9"> </text:span><text:span text:style-name="T10">3. Results<text:line-break/></text:span><text:span text:style-name="T6"> </text:span><text:span text:style-name="T5">Is the classification system able to achieve the main objectives<text:line-break/>(classification of digits)? Which is the percentage of well<text:line-break/>classified digits )<text:line-break/> How is the generalization capacity? Is the classification system<text:line-break/>robust enough (to give correct outputs when new inputs are<text:line-break/>not perfect)? Which is the percentage of well classified new<text:line-break/>inputs ?<text:line-break/>Enjoy yourself with this interesting work. Many devices of daily use<text:line-break/>recognize characters (hand-written or not) based on a neural network<text:line-break/>classifier.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ebdings" svg:font-family="Webdings" style:font-charset="x-symbol"/>
    <style:font-face style:name="LucidaSansUnicode" svg:font-family="LucidaSansUnicode"/>
    <style:font-face style:name="SymbolMT" svg:font-family="SymbolMT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9S</meta:editing-duration>
    <meta:editing-cycles>4</meta:editing-cycles>
    <meta:generator>OpenOffice/4.1.0$Win32 OpenOffice.org_project/410m18$Build-9764</meta:generator>
    <dc:date>2014-10-07T22:41:34.94</dc:date>
    <dc:creator>ac lima</dc:creator>
    <meta:document-statistic meta:table-count="0" meta:image-count="0" meta:object-count="0" meta:page-count="1" meta:paragraph-count="2" meta:word-count="164" meta:character-count="1025"/>
    <meta:user-defined meta:name="Info 1"/>
    <meta:user-defined meta:name="Info 2"/>
    <meta:user-defined meta:name="Info 3"/>
    <meta:user-defined meta:name="Info 4"/>
  </office:meta>
</office:document-meta>
</file>